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8A00000A8AC3CA884C.png" manifest:media-type="image/png"/>
  <manifest:file-entry manifest:full-path="Pictures/1000020100000A8A00000A8A7C9387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10cm" svg:x="5.6cm" svg:y="4.2cm">
          <draw:image xlink:href="Pictures/1000020100000A8A00000A8A7C938758.png" xlink:type="simple" xlink:show="embed" xlink:actuate="onLoad">
            <text:p/>
          </draw:image>
        </draw:frame>
        <draw:frame draw:style-name="gr1" draw:text-style-name="P1" draw:layer="layout" svg:width="10cm" svg:height="10cm" draw:transform="rotate (-3.14159265358979) translate (15.6cm 25.2cm)">
          <draw:image xlink:href="Pictures/1000020100000A8A00000A8AC3CA88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5T18:11:51.287241700</meta:creation-date>
    <dc:date>2014-10-05T18:26:36.544234806</dc:date>
    <meta:editing-duration>PT12M12S</meta:editing-duration>
    <meta:editing-cycles>3</meta:editing-cycles>
    <meta:generator>LibreOffice/4.2.6.3$Linux_X86_64 LibreOffice_project/420m0$Build-3</meta:generator>
    <meta:print-date>2014-10-05T18:26:33.927155603</meta:print-date>
    <meta:document-statistic meta:object-count="2"/>
  </office:meta>
</office:document-meta>
</file>